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ParameterMatcher.ConstantParameterMatch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ParameterMatcher.match( String matchin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